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3.591cm" table:align="left" style:shadow="none"/>
    </style:style>
    <style:style style:name="Таблица1.A" style:family="table-column">
      <style:table-column-properties style:column-width="6.398cm"/>
    </style:style>
    <style:style style:name="Таблица1.B" style:family="table-column">
      <style:table-column-properties style:column-width="0.891cm"/>
    </style:style>
    <style:style style:name="Таблица1.C" style:family="table-column">
      <style:table-column-properties style:column-width="6.302cm"/>
    </style:style>
    <style:style style:name="Таблица1.A1" style:family="table-cell">
      <style:table-cell-properties fo:padding="0.097cm" fo:border-left="0.05pt solid #000000" fo:border-right="none" fo:border-top="none" fo:border-bottom="0.05pt solid #000000"/>
    </style:style>
    <style:style style:name="Таблица1.C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1.A13" style:family="table-cell">
      <style:table-cell-properties fo:padding="0.097cm" fo:border-left="0.05pt solid #000000" fo:border-right="none" fo:border-top="0.05pt solid #000000" fo:border-bottom="none"/>
    </style:style>
    <style:style style:name="Таблица1.A14" style:family="table-cell">
      <style:table-cell-properties fo:padding="0.097cm" fo:border-left="0.05pt solid #000000" fo:border-right="none" fo:border-top="none" fo:border-bottom="none"/>
    </style:style>
    <style:style style:name="Таблица1.A15" style:family="table-cell">
      <style:table-cell-properties fo:padding="0.097cm" fo:border-left="0.05pt solid #000000" fo:border-right="none" fo:border-top="none" fo:border-bottom="none"/>
    </style:style>
    <style:style style:name="Таблица1.A18" style:family="table-cell">
      <style:table-cell-properties fo:padding="0.097cm" fo:border-left="0.05pt solid #000000" fo:border-right="none" fo:border-top="none" fo:border-bottom="none"/>
    </style:style>
    <style:style style:name="Таблица1.19" style:family="table-row">
      <style:table-row-properties style:min-row-height="0.614cm"/>
    </style:style>
    <style:style style:name="Таблица1.A19" style:family="table-cell">
      <style:table-cell-properties fo:padding="0.097cm" fo:border-left="0.05pt solid #000000" fo:border-right="none" fo:border-top="none" fo:border-bottom="none"/>
    </style:style>
    <style:style style:name="Таблица1.A20" style:family="table-cell">
      <style:table-cell-properties fo:padding="0.097cm" fo:border-left="0.05pt solid #000000" fo:border-right="none" fo:border-top="none" fo:border-bottom="none"/>
    </style:style>
    <style:style style:name="Таблица1.A26" style:family="table-cell">
      <style:table-cell-properties fo:padding="0.097cm" fo:border-left="0.05pt solid #000000" fo:border-right="none" fo:border-top="none" fo:border-bottom="none"/>
    </style:style>
    <style:style style:name="Таблица1.A27" style:family="table-cell">
      <style:table-cell-properties fo:padding="0.097cm" fo:border-left="0.05pt solid #000000" fo:border-right="none" fo:border-top="none" fo:border-bottom="none"/>
    </style:style>
    <style:style style:name="Таблица1.A28" style:family="table-cell">
      <style:table-cell-properties fo:padding="0.097cm" fo:border-left="0.05pt solid #000000" fo:border-right="none" fo:border-top="none" fo:border-bottom="none"/>
    </style:style>
    <style:style style:name="Таблица1.A29" style:family="table-cell">
      <style:table-cell-properties fo:padding="0.097cm" fo:border-left="0.05pt solid #000000" fo:border-right="none" fo:border-top="none" fo:border-bottom="none"/>
    </style:style>
    <style:style style:name="Таблица1.A30" style:family="table-cell">
      <style:table-cell-properties fo:padding="0.097cm" fo:border-left="0.05pt solid #000000" fo:border-right="none" fo:border-top="none" fo:border-bottom="none"/>
    </style:style>
    <style:style style:name="Таблица1.A31" style:family="table-cell">
      <style:table-cell-properties fo:padding="0.097cm" fo:border-left="0.05pt solid #000000" fo:border-right="none" fo:border-top="none" fo:border-bottom="none"/>
    </style:style>
    <style:style style:name="Таблица1.A32" style:family="table-cell">
      <style:table-cell-properties fo:padding="0.097cm" fo:border-left="0.05pt solid #000000" fo:border-right="none" fo:border-top="none" fo:border-bottom="none"/>
    </style:style>
    <style:style style:name="Таблица1.34" style:family="table-row">
      <style:table-row-properties style:min-row-height="0.268cm"/>
    </style:style>
    <style:style style:name="Таблица1.A36" style:family="table-cell">
      <style:table-cell-properties fo:padding="0.097cm" fo:border-left="0.05pt solid #000000" fo:border-right="none" fo:border-top="none" fo:border-bottom="none"/>
    </style:style>
    <style:style style:name="Таблица1.A37" style:family="table-cell">
      <style:table-cell-properties fo:padding="0.097cm" fo:border-left="0.05pt solid #000000" fo:border-right="none" fo:border-top="none" fo:border-bottom="none"/>
    </style:style>
    <style:style style:name="Таблица1.A38" style:family="table-cell">
      <style:table-cell-properties fo:padding="0.097cm" fo:border-left="0.05pt solid #000000" fo:border-right="none" fo:border-top="none" fo:border-bottom="none"/>
    </style:style>
    <style:style style:name="Таблица1.A39" style:family="table-cell">
      <style:table-cell-properties fo:padding="0.097cm" fo:border-left="0.05pt solid #000000" fo:border-right="none" fo:border-top="none" fo:border-bottom="none"/>
    </style:style>
    <style:style style:name="Таблица1.A40" style:family="table-cell">
      <style:table-cell-properties fo:padding="0.097cm" fo:border-left="0.05pt solid #000000" fo:border-right="none" fo:border-top="none" fo:border-bottom="none"/>
    </style:style>
    <style:style style:name="Таблица1.A41" style:family="table-cell">
      <style:table-cell-properties fo:padding="0.097cm" fo:border-left="0.05pt solid #000000" fo:border-right="none" fo:border-top="none" fo:border-bottom="none"/>
    </style:style>
    <style:style style:name="Таблица1.A42" style:family="table-cell">
      <style:table-cell-properties fo:padding="0.097cm" fo:border-left="0.05pt solid #000000" fo:border-right="none" fo:border-top="none" fo:border-bottom="none"/>
    </style:style>
    <style:style style:name="Таблица1.A43" style:family="table-cell">
      <style:table-cell-properties fo:padding="0.097cm" fo:border-left="0.05pt solid #000000" fo:border-right="none" fo:border-top="none" fo:border-bottom="none"/>
    </style:style>
    <style:style style:name="Таблица1.A44" style:family="table-cell">
      <style:table-cell-properties fo:padding="0.097cm" fo:border-left="0.05pt solid #000000" fo:border-right="none" fo:border-top="none" fo:border-bottom="none"/>
    </style:style>
    <style:style style:name="Таблица1.A45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8pt" style:font-size-asian="8pt" style:font-size-complex="8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8pt" officeooo:paragraph-rsid="001cbfe8" style:font-size-asian="8pt" style:font-size-complex="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8pt" officeooo:paragraph-rsid="0027da84" style:font-size-asian="8pt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8pt" officeooo:rsid="001dc582" officeooo:paragraph-rsid="001dc582" style:font-size-asian="8pt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8pt" officeooo:rsid="001f9e79" officeooo:paragraph-rsid="001f9e79" style:font-size-asian="8pt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8pt" officeooo:rsid="0020428b" officeooo:paragraph-rsid="0025ca1c" style:font-size-asian="8pt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8pt" officeooo:rsid="0025fbcf" officeooo:paragraph-rsid="0025fbcf" style:font-size-asian="8pt" style:font-size-complex="8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8pt" officeooo:rsid="0027da84" officeooo:paragraph-rsid="0027da84" style:font-size-asian="8pt" style:font-size-complex="8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Ubuntu Condensed" fo:font-size="7.69999980926514pt" officeooo:rsid="001cbfe8" officeooo:paragraph-rsid="001cbfe8" style:font-size-asian="7.69999980926514pt" style:font-size-complex="7.69999980926514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1cbfe8" officeooo:paragraph-rsid="001cbfe8" style:font-size-asian="7.69999980926514pt" style:font-size-complex="7.699999809265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style:font-size-asian="7.69999980926514pt" style:font-size-complex="7.69999980926514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paragraph-rsid="001cbfe8" style:font-size-asian="7.69999980926514pt" style:font-size-complex="7.699999809265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paragraph-rsid="001d22be" style:font-size-asian="7.69999980926514pt" style:font-size-complex="7.69999980926514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paragraph-rsid="001d2e04" style:font-size-asian="7.69999980926514pt" style:font-size-complex="7.69999980926514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paragraph-rsid="001f9218" style:font-size-asian="7.69999980926514pt" style:font-size-complex="7.69999980926514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paragraph-rsid="0020428b" style:font-size-asian="7.69999980926514pt" style:font-size-complex="7.69999980926514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paragraph-rsid="0025ca1c" style:font-size-asian="7.69999980926514pt" style:font-size-complex="7.69999980926514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paragraph-rsid="0025fbcf" style:font-size-asian="7.69999980926514pt" style:font-size-complex="7.69999980926514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paragraph-rsid="0027da84" style:font-size-asian="7.69999980926514pt" style:font-size-complex="7.69999980926514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1d22be" officeooo:paragraph-rsid="001d22be" style:font-size-asian="7.69999980926514pt" style:font-size-complex="7.69999980926514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1f9218" officeooo:paragraph-rsid="001f9218" style:font-size-asian="7.69999980926514pt" style:font-size-complex="7.69999980926514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1f9218" officeooo:paragraph-rsid="0020428b" style:font-size-asian="7.69999980926514pt" style:font-size-complex="7.69999980926514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1d2e04" officeooo:paragraph-rsid="001d2e04" style:font-size-asian="7.69999980926514pt" style:font-size-complex="7.69999980926514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1d2e04" officeooo:paragraph-rsid="001f03bd" style:font-size-asian="7.69999980926514pt" style:font-size-complex="7.69999980926514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1d2e04" officeooo:paragraph-rsid="0020428b" style:font-size-asian="7.69999980926514pt" style:font-size-complex="7.69999980926514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1f03bd" officeooo:paragraph-rsid="001f03bd" style:font-size-asian="7.69999980926514pt" style:font-size-complex="7.69999980926514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20428b" officeooo:paragraph-rsid="0020428b" style:font-size-asian="7.69999980926514pt" style:font-size-complex="7.699999809265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20428b" officeooo:paragraph-rsid="0025ca1c" style:font-size-asian="7.69999980926514pt" style:font-size-complex="7.69999980926514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23c13c" officeooo:paragraph-rsid="0023c13c" style:font-size-asian="7.69999980926514pt" style:font-size-complex="7.69999980926514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2556ef" officeooo:paragraph-rsid="002556ef" style:font-size-asian="7.69999980926514pt" style:font-size-complex="7.69999980926514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2556ef" officeooo:paragraph-rsid="0025ca1c" style:font-size-asian="7.69999980926514pt" style:font-size-complex="7.69999980926514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25ca1c" officeooo:paragraph-rsid="0025ca1c" style:font-size-asian="7.69999980926514pt" style:font-size-complex="7.69999980926514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25ca1c" officeooo:paragraph-rsid="0025fbcf" style:font-size-asian="7.69999980926514pt" style:font-size-complex="7.69999980926514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25fbcf" officeooo:paragraph-rsid="0025fbcf" style:font-size-asian="7.69999980926514pt" style:font-size-complex="7.69999980926514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261069" officeooo:paragraph-rsid="00261069" style:font-size-asian="7.69999980926514pt" style:font-size-complex="7.69999980926514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27da84" officeooo:paragraph-rsid="0027da84" style:font-size-asian="7.69999980926514pt" style:font-size-complex="7.69999980926514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Condensed" fo:font-size="7.69999980926514pt" officeooo:rsid="002c43f1" officeooo:paragraph-rsid="002c43f1" style:font-size-asian="7.69999980926514pt" style:font-size-complex="7.69999980926514pt"/>
    </style:style>
    <style:style style:name="P3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Ubuntu Condensed" fo:font-size="7.69999980926514pt" officeooo:paragraph-rsid="001d22be" style:font-size-asian="7.69999980926514pt" style:font-size-complex="7.69999980926514pt"/>
    </style:style>
    <style:style style:name="P39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Ubuntu Condensed" fo:font-size="7.69999980926514pt" officeooo:rsid="001d22be" officeooo:paragraph-rsid="001d22be" style:font-size-asian="7.69999980926514pt" style:font-size-complex="7.69999980926514pt"/>
    </style:style>
    <style:style style:name="P4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Ubuntu Condensed" fo:font-size="7.69999980926514pt" officeooo:rsid="001d2e04" officeooo:paragraph-rsid="001d2e04" style:font-size-asian="7.69999980926514pt" style:font-size-complex="7.69999980926514pt"/>
    </style:style>
    <style:style style:name="P41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Ubuntu Condensed" fo:font-size="7.69999980926514pt" officeooo:rsid="001d2e04" officeooo:paragraph-rsid="001f03bd" style:font-size-asian="7.69999980926514pt" style:font-size-complex="7.69999980926514pt"/>
    </style:style>
    <style:style style:name="P42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Ubuntu Condensed" fo:font-size="7.69999980926514pt" officeooo:rsid="001d2e04" officeooo:paragraph-rsid="0025ca1c" style:font-size-asian="7.69999980926514pt" style:font-size-complex="7.69999980926514pt"/>
    </style:style>
    <style:style style:name="P43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Ubuntu Condensed" fo:font-size="7.69999980926514pt" officeooo:rsid="001d2e04" officeooo:paragraph-rsid="001f9218" style:font-size-asian="7.69999980926514pt" style:font-size-complex="7.69999980926514pt"/>
    </style:style>
    <style:style style:name="P4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Ubuntu Condensed" fo:font-size="7.69999980926514pt" officeooo:rsid="001d2e04" officeooo:paragraph-rsid="0020428b" style:font-size-asian="7.69999980926514pt" style:font-size-complex="7.69999980926514pt"/>
    </style:style>
    <style:style style:name="P4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Ubuntu Condensed" fo:font-size="7.69999980926514pt" officeooo:rsid="001d2e04" officeooo:paragraph-rsid="002556ef" style:font-size-asian="7.69999980926514pt" style:font-size-complex="7.69999980926514pt"/>
    </style:style>
    <style:style style:name="P4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Ubuntu Condensed" fo:font-size="7.69999980926514pt" officeooo:rsid="0025ca1c" officeooo:paragraph-rsid="0025ca1c" style:font-size-asian="7.69999980926514pt" style:font-size-complex="7.69999980926514pt"/>
    </style:style>
    <style:style style:name="P47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Ubuntu Condensed" fo:font-size="7.69999980926514pt" officeooo:rsid="001d2e04" officeooo:paragraph-rsid="001f9218" style:font-size-asian="7.69999980926514pt" style:font-size-complex="7.69999980926514pt"/>
    </style:style>
    <style:style style:name="P48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Ubuntu Condensed" fo:font-size="7.69999980926514pt" officeooo:rsid="001d2e04" officeooo:paragraph-rsid="0020428b" style:font-size-asian="7.69999980926514pt" style:font-size-complex="7.69999980926514pt"/>
    </style:style>
    <style:style style:name="P49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Ubuntu Condensed" fo:font-size="7.69999980926514pt" officeooo:rsid="0025ca1c" officeooo:paragraph-rsid="0025ca1c" style:font-size-asian="7.69999980926514pt" style:font-size-complex="7.69999980926514pt"/>
    </style:style>
    <style:style style:name="P50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Ubuntu Condensed" fo:font-size="7.69999980926514pt" officeooo:rsid="0025fbcf" officeooo:paragraph-rsid="0025fbcf" style:font-size-asian="7.69999980926514pt" style:font-size-complex="7.69999980926514pt"/>
    </style:style>
    <style:style style:name="T1" style:family="text">
      <style:text-properties officeooo:rsid="001cbfe8"/>
    </style:style>
    <style:style style:name="T2" style:family="text">
      <style:text-properties officeooo:rsid="001d22be"/>
    </style:style>
    <style:style style:name="T3" style:family="text">
      <style:text-properties fo:font-size="6pt" officeooo:rsid="001d22be" style:font-size-asian="6pt" style:font-size-complex="6pt"/>
    </style:style>
    <style:style style:name="T4" style:family="text">
      <style:text-properties officeooo:rsid="001d2e04"/>
    </style:style>
    <style:style style:name="T5" style:family="text">
      <style:text-properties officeooo:rsid="001ddbb6"/>
    </style:style>
    <style:style style:name="T6" style:family="text">
      <style:text-properties officeooo:rsid="001f9218"/>
    </style:style>
    <style:style style:name="T7" style:family="text">
      <style:text-properties officeooo:rsid="0025ca1c"/>
    </style:style>
    <style:style style:name="T8" style:family="text">
      <style:text-properties officeooo:rsid="002610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9">Название</text:p>
            </table:table-cell>
            <table:table-cell table:style-name="Таблица1.A1" office:value-type="string">
              <text:p text:style-name="P9">Тип</text:p>
            </table:table-cell>
            <table:table-cell table:style-name="Таблица1.C1" office:value-type="string">
              <text:p text:style-name="P9">описание</text:p>
            </table:table-cell>
          </table:table-row>
        </table:table-header-rows>
        <table:table-row>
          <table:table-cell table:style-name="Таблица1.A1" office:value-type="string">
            <text:p text:style-name="P12">"STRIPLEDPIXELCOUNT": <text:span text:style-name="T1">20</text:span></text:p>
          </table:table-cell>
          <table:table-cell table:style-name="Таблица1.A1" office:value-type="string">
            <text:p text:style-name="P10">N</text:p>
          </table:table-cell>
          <table:table-cell table:style-name="Таблица1.C1" office:value-type="string">
            <text:p text:style-name="P12">общая длинна подключенных светодиодов WS2812B</text:p>
          </table:table-cell>
        </table:table-row>
        <table:table-row>
          <table:table-cell table:style-name="Таблица1.A1" office:value-type="string">
            <text:p text:style-name="P11">"SETMAXIMUMBRIGTH": <text:span text:style-name="T1">254</text:span></text:p>
          </table:table-cell>
          <table:table-cell table:style-name="Таблица1.A1" office:value-type="string">
            <text:p text:style-name="P10">N</text:p>
          </table:table-cell>
          <table:table-cell table:style-name="Таблица1.C1" office:value-type="string">
            <text:p text:style-name="P11">Общая максимальная яркость 1..254</text:p>
          </table:table-cell>
        </table:table-row>
        <table:table-row>
          <table:table-cell table:style-name="Таблица1.A1" office:value-type="string">
            <text:p text:style-name="P12">"OUTPUTS": [<text:span text:style-name="T2">0</text:span>,<text:span text:style-name="T2">0</text:span>,<text:span text:style-name="T2">0</text:span>,0]</text:p>
          </table:table-cell>
          <table:table-cell table:style-name="Таблица1.A1" office:value-type="string">
            <text:p text:style-name="P10">[]</text:p>
          </table:table-cell>
          <table:table-cell table:style-name="Таблица1.C1" office:value-type="string">
            <text:p text:style-name="P12">Настройка выходов платы:</text:p>
            <text:p text:style-name="P12"><text:span text:style-name="T1">Выходы - </text:span>[SRV1.Signal, SRV2.Signal, SRV1.Power, SRV2.Power]<text:tab/></text:p>
            <text:p text:style-name="P12">Настройка: 0 - выключено, 1 - цыфровой выход, 2 - PPM сигнал </text:p>
          </table:table-cell>
        </table:table-row>
        <table:table-row>
          <table:table-cell table:style-name="Таблица1.A1" office:value-type="string">
            <text:p text:style-name="P13">"INITOUT": [0,0,0,0]</text:p>
          </table:table-cell>
          <table:table-cell table:style-name="Таблица1.A1" office:value-type="string">
            <text:p text:style-name="P20">[]</text:p>
          </table:table-cell>
          <table:table-cell table:style-name="Таблица1.C1" office:value-type="string">
            <text:p text:style-name="P11">начальные значения цифровых потров</text:p>
          </table:table-cell>
        </table:table-row>
        <table:table-row>
          <table:table-cell table:style-name="Таблица1.A1" office:value-type="string">
            <text:p text:style-name="P13">"INPUTS" : [1510, <text:span text:style-name="T2">10</text:span>0]</text:p>
          </table:table-cell>
          <table:table-cell table:style-name="Таблица1.A1" office:value-type="string">
            <text:p text:style-name="P20">[]</text:p>
          </table:table-cell>
          <table:table-cell table:style-name="Таблица1.C1" office:value-type="string">
            <text:p text:style-name="P11">(CentrePPM_ms) сигнал центра на приемнике, (ResponseSensitivity_ms) Скорость реакции на изменение сигнала</text:p>
          </table:table-cell>
        </table:table-row>
        <table:table-row>
          <table:table-cell table:style-name="Таблица1.A7" office:value-type="string">
            <text:p text:style-name="P13">"BATTARY":{</text:p>
          </table:table-cell>
          <table:table-cell table:style-name="Таблица1.A1" office:value-type="string">
            <text:p text:style-name="P20">{}</text:p>
          </table:table-cell>
          <table:table-cell table:style-name="Таблица1.C1" office:value-type="string">
            <text:p text:style-name="P11">контроль батарей</text:p>
          </table:table-cell>
        </table:table-row>
        <table:table-row>
          <table:table-cell table:style-name="Таблица1.A7" office:value-type="string">
            <text:p text:style-name="P38">"TYPE":0,</text:p>
          </table:table-cell>
          <table:table-cell table:style-name="Таблица1.A1" office:value-type="string">
            <text:p text:style-name="P20"><text:span text:style-name="T6">+</text:span>N</text:p>
          </table:table-cell>
          <table:table-cell table:style-name="Таблица1.C1" office:value-type="string">
            <text:p text:style-name="P11">тип батарей: 0 - LiPo, 1 - LiFe, 2 - NiMh, 3 - NiCd</text:p>
          </table:table-cell>
        </table:table-row>
        <table:table-row>
          <table:table-cell table:style-name="Таблица1.A7" office:value-type="string">
            <text:p text:style-name="P39">"DELAY_MS":300,</text:p>
          </table:table-cell>
          <table:table-cell table:style-name="Таблица1.A1" office:value-type="string">
            <text:p text:style-name="P21">+N</text:p>
          </table:table-cell>
          <table:table-cell table:style-name="Таблица1.C1" office:value-type="string">
            <text:p text:style-name="P37">Задержка на включение Action при изменении статуса</text:p>
          </table:table-cell>
        </table:table-row>
        <table:table-row>
          <table:table-cell table:style-name="Таблица1.A7" office:value-type="string">
            <text:p text:style-name="P38">"LED0":["R","B","G"],</text:p>
          </table:table-cell>
          <table:table-cell table:style-name="Таблица1.A1" office:value-type="string">
            <text:p text:style-name="P20"><text:span text:style-name="T6">+</text:span>[]</text:p>
          </table:table-cell>
          <table:table-cell table:style-name="Таблица1.C1" office:value-type="string">
            <text:p text:style-name="P11">свечение светодиода на плате [ Разряжено, Низкое, Нормальное ]</text:p>
          </table:table-cell>
        </table:table-row>
        <table:table-row>
          <table:table-cell table:style-name="Таблица1.A7" office:value-type="string">
            <text:p text:style-name="P38">"CRITICAL":["abat_crit"],</text:p>
          </table:table-cell>
          <table:table-cell table:style-name="Таблица1.A1" office:value-type="string">
            <text:p text:style-name="P20"><text:span text:style-name="T6">+</text:span>[]</text:p>
          </table:table-cell>
          <table:table-cell table:style-name="Таблица1.C1" office:value-type="string">
            <text:p text:style-name="P11">выполнить цветовой Action при Разряженной батареи (на выходы не работает)</text:p>
          </table:table-cell>
        </table:table-row>
        <table:table-row>
          <table:table-cell table:style-name="Таблица1.A1" office:value-type="string">
            <text:p text:style-name="P38">"WARNING":[]</text:p>
          </table:table-cell>
          <table:table-cell table:style-name="Таблица1.A1" office:value-type="string">
            <text:p text:style-name="P20"><text:span text:style-name="T6">+</text:span>[]</text:p>
          </table:table-cell>
          <table:table-cell table:style-name="Таблица1.C1" office:value-type="string">
            <text:p text:style-name="P11">выполнить цветовой Action при Низком напряжении батареи (на выходы не работает)</text:p>
          </table:table-cell>
        </table:table-row>
        <table:table-row>
          <table:table-cell table:style-name="Таблица1.A13" office:value-type="string">
            <text:p text:style-name="P13">"POWERON":{</text:p>
          </table:table-cell>
          <table:table-cell table:style-name="Таблица1.A1" office:value-type="string">
            <text:p text:style-name="P20">{}</text:p>
          </table:table-cell>
          <table:table-cell table:style-name="Таблица1.C1" office:value-type="string">
            <text:p text:style-name="P11">включение последовательно эффектов после подачи питания = "ёлочная гирлянда"</text:p>
          </table:table-cell>
        </table:table-row>
        <table:table-row>
          <table:table-cell table:style-name="Таблица1.A15" office:value-type="string">
            <text:p text:style-name="P38">"COUNTS":5,</text:p>
          </table:table-cell>
          <table:table-cell table:style-name="Таблица1.A1" office:value-type="string">
            <text:p text:style-name="P21">+N</text:p>
          </table:table-cell>
          <table:table-cell table:style-name="Таблица1.C1" office:value-type="string">
            <text:p text:style-name="P11">кол-во повторов</text:p>
          </table:table-cell>
        </table:table-row>
        <table:table-row>
          <table:table-cell table:style-name="Таблица1.A15" office:value-type="string">
            <text:p text:style-name="P38">"DELAY_MS":1000,</text:p>
          </table:table-cell>
          <table:table-cell table:style-name="Таблица1.A1" office:value-type="string">
            <text:p text:style-name="P21">+N</text:p>
          </table:table-cell>
          <table:table-cell table:style-name="Таблица1.C1" office:value-type="string">
            <text:p text:style-name="P11">задержка между эффектами (0 - переключение по кнопке)</text:p>
          </table:table-cell>
        </table:table-row>
        <table:table-row>
          <table:table-cell table:style-name="Таблица1.A1" office:value-type="string">
            <text:p text:style-name="P38">"ACTIONSTEP":[<text:span text:style-name="T2">"all_dark","all_W","all_dark","all_R","all_dark","all_G","all_dark","all_B","all_dark","tfade","all_dark","tblink"</text:span>]</text:p>
          </table:table-cell>
          <table:table-cell table:style-name="Таблица1.A1" office:value-type="string">
            <text:p text:style-name="P21">+[]</text:p>
          </table:table-cell>
          <table:table-cell table:style-name="Таблица1.C1" office:value-type="string">
            <text:p text:style-name="P11">список эффектов</text:p>
          </table:table-cell>
        </table:table-row>
        <table:table-row>
          <table:table-cell table:style-name="Таблица1.A1" office:value-type="string">
            <text:p text:style-name="P14">"LEDGROUP": {</text:p>
          </table:table-cell>
          <table:table-cell table:style-name="Таблица1.A1" office:value-type="string">
            <text:p text:style-name="P23">{}</text:p>
          </table:table-cell>
          <table:table-cell table:style-name="Таблица1.C1" office:value-type="string">
            <text:p text:style-name="P11">содержит ассационные массивы к светодиодам WS2812B в ленте</text:p>
          </table:table-cell>
        </table:table-row>
        <table:table-row>
          <table:table-cell table:style-name="Таблица1.A18" office:value-type="string">
            <text:p text:style-name="P40">"TEST":["all"]</text:p>
          </table:table-cell>
          <table:table-cell table:style-name="Таблица1.A1" office:value-type="string">
            <text:p text:style-name="P23"><text:span text:style-name="T6">+</text:span>[]</text:p>
          </table:table-cell>
          <table:table-cell table:style-name="Таблица1.C1" office:value-type="string">
            <text:p text:style-name="P14">ассационный массив светодиодов: название ассоциации любое, элемент массива число - номер светодиода начина с 1 <text:span text:style-name="T4">или использовать все светодиоды: all</text:span> </text:p>
          </table:table-cell>
        </table:table-row>
        <table:table-row table:style-name="Таблица1.19">
          <table:table-cell table:style-name="Таблица1.A20" office:value-type="string">
            <text:p text:style-name="P40">"blt1":["1-10"]</text:p>
          </table:table-cell>
          <table:table-cell table:style-name="Таблица1.A1" office:value-type="string">
            <text:p text:style-name="P23"><text:span text:style-name="T6">+</text:span>[]</text:p>
          </table:table-cell>
          <table:table-cell table:style-name="Таблица1.C1" office:value-type="string">
            <text:p text:style-name="P14">можно записывать последовательности светодиодов прямые <text:span text:style-name="T4">и обратные</text:span></text:p>
          </table:table-cell>
        </table:table-row>
        <table:table-row table:style-name="Таблица1.19">
          <table:table-cell table:style-name="Таблица1.A20" office:value-type="string">
            <text:p text:style-name="P40">"Fuselage.Top":[41,42]</text:p>
          </table:table-cell>
          <table:table-cell table:style-name="Таблица1.A1" office:value-type="string">
            <text:p text:style-name="P23"><text:span text:style-name="T6">+</text:span>[]</text:p>
          </table:table-cell>
          <table:table-cell table:style-name="Таблица1.C1" office:value-type="string">
            <text:p text:style-name="P14">элемент массива число - номер светодиода начина с 1</text:p>
          </table:table-cell>
        </table:table-row>
        <table:table-row table:style-name="Таблица1.19">
          <table:table-cell table:style-name="Таблица1.A1" office:value-type="string">
            <text:p text:style-name="P40">"Centre.Top":[1,"Fuselage.Top",31,35]</text:p>
          </table:table-cell>
          <table:table-cell table:style-name="Таблица1.A1" office:value-type="string">
            <text:p text:style-name="P23"><text:span text:style-name="T6">+</text:span>[]</text:p>
          </table:table-cell>
          <table:table-cell table:style-name="Таблица1.C1" office:value-type="string">
            <text:p text:style-name="P14">ассационный массив: может ссылаться на другие элементы объекта LedConfigGroup</text:p>
          </table:table-cell>
        </table:table-row>
        <table:table-row table:style-name="Таблица1.19">
          <table:table-cell table:style-name="Таблица1.A1" office:value-type="string">
            <text:p text:style-name="P23">"LEDCOLOR": {</text:p>
          </table:table-cell>
          <table:table-cell table:style-name="Таблица1.A1" office:value-type="string">
            <text:p text:style-name="P26">{}</text:p>
          </table:table-cell>
          <table:table-cell table:style-name="Таблица1.C1" office:value-type="string">
            <text:p text:style-name="P14">ассационный массив цветов: </text:p>
          </table:table-cell>
        </table:table-row>
        <table:table-row table:style-name="Таблица1.19">
          <table:table-cell table:style-name="Таблица1.A1" office:value-type="string">
            <text:p text:style-name="P41">"D": "#000000"</text:p>
          </table:table-cell>
          <table:table-cell table:style-name="Таблица1.A1" office:value-type="string">
            <text:p text:style-name="P26"><text:span text:style-name="T6">+</text:span>S</text:p>
          </table:table-cell>
          <table:table-cell table:style-name="Таблица1.C1" office:value-type="string">
            <text:p text:style-name="P14">название цвета любое, цвета строки формата HTML_Color 6 знаков #123456</text:p>
          </table:table-cell>
        </table:table-row>
        <table:table-row table:style-name="Таблица1.19"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1"/>
          </table:table-cell>
          <table:table-cell table:style-name="Таблица1.C1" office:value-type="string">
            <text:p text:style-name="P14"/>
          </table:table-cell>
        </table:table-row>
        <table:table-row table:style-name="Таблица1.19">
          <table:table-cell table:style-name="Таблица1.A1" office:value-type="string">
            <text:p text:style-name="P24">"RECEIVERINPUTS": {</text:p>
          </table:table-cell>
          <table:table-cell table:style-name="Таблица1.A1" office:value-type="string">
            <text:p text:style-name="P21">{}</text:p>
          </table:table-cell>
          <table:table-cell table:style-name="Таблица1.C1" office:value-type="string">
            <text:p text:style-name="P14">входы приемника</text:p>
          </table:table-cell>
        </table:table-row>
        <table:table-row table:style-name="Таблица1.19">
          <table:table-cell table:style-name="Таблица1.A31" office:value-type="string">
            <text:p text:style-name="P42">"MISSED_ACTION":["<text:span text:style-name="T7">all_dark</text:span>"] </text:p>
          </table:table-cell>
          <table:table-cell table:style-name="Таблица1.A1" office:value-type="string">
            <text:p text:style-name="P21">+[]</text:p>
          </table:table-cell>
          <table:table-cell table:style-name="Таблица1.C1" office:value-type="string">
            <text:p text:style-name="P15">список действий выполнится если нет ни одного совпадения по всем каналам</text:p>
          </table:table-cell>
        </table:table-row>
        <table:table-row table:style-name="Таблица1.19">
          <table:table-cell table:style-name="Таблица1.A31" office:value-type="string">
            <text:p text:style-name="P43">"Signal.0": {<text:tab/></text:p>
          </table:table-cell>
          <table:table-cell table:style-name="Таблица1.A1" office:value-type="string">
            <text:p text:style-name="P21">+{}</text:p>
          </table:table-cell>
          <table:table-cell table:style-name="Таблица1.C1" office:value-type="string">
            <text:p text:style-name="P15">название реакции на внешний канал (имя любое)</text:p>
          </table:table-cell>
        </table:table-row>
        <table:table-row table:style-name="Таблица1.19">
          <table:table-cell table:style-name="Таблица1.A31" office:value-type="string">
            <text:p text:style-name="P47">"RCH1%": [-100, -80]</text:p>
          </table:table-cell>
          <table:table-cell table:style-name="Таблица1.A1" office:value-type="string">
            <text:p text:style-name="P27">++[]</text:p>
          </table:table-cell>
          <table:table-cell table:style-name="Таблица1.C1" office:value-type="string">
            <text:p text:style-name="P16">диапазон процентных значений RCH1 +-(0..200) <text:tab/>[min, max]</text:p>
          </table:table-cell>
        </table:table-row>
        <table:table-row table:style-name="Таблица1.19">
          <table:table-cell table:style-name="Таблица1.A31" office:value-type="string">
            <text:p text:style-name="P48">"RCH2%": [-80, -100],</text:p>
          </table:table-cell>
          <table:table-cell table:style-name="Таблица1.A1" office:value-type="string">
            <text:p text:style-name="P27">++[]</text:p>
          </table:table-cell>
          <table:table-cell table:style-name="Таблица1.C1" office:value-type="string">
            <text:p text:style-name="P16">_или_ диапазон процентных значений RCH2 +-(0..200)<text:tab/>[min, max]</text:p>
          </table:table-cell>
        </table:table-row>
        <table:table-row table:style-name="Таблица1.19">
          <table:table-cell table:style-name="Таблица1.A31" office:value-type="string">
            <text:p text:style-name="P48">"Action": ["Action.0"]</text:p>
          </table:table-cell>
          <table:table-cell table:style-name="Таблица1.A1" office:value-type="string">
            <text:p text:style-name="P27">++[]</text:p>
          </table:table-cell>
          <table:table-cell table:style-name="Таблица1.C1" office:value-type="string">
            <text:p text:style-name="P16">список действий выполнится если хотябы один из каналов попал в диапазон</text:p>
          </table:table-cell>
        </table:table-row>
        <table:table-row table:style-name="Таблица1.19">
          <table:table-cell table:style-name="Таблица1.A31" office:value-type="string">
            <text:p text:style-name="P44">"Signal.1": {</text:p>
          </table:table-cell>
          <table:table-cell table:style-name="Таблица1.A1" office:value-type="string">
            <text:p text:style-name="P22">+{}</text:p>
          </table:table-cell>
          <table:table-cell table:style-name="Таблица1.C1" office:value-type="string">
            <text:p text:style-name="P16">название реакции на внешний канал (имя любое)</text:p>
          </table:table-cell>
        </table:table-row>
        <table:table-row table:style-name="Таблица1.19">
          <table:table-cell table:style-name="Таблица1.A32" office:value-type="string">
            <text:p text:style-name="P48">"RCH1+2%": [-80, -60, -100, -80],</text:p>
          </table:table-cell>
          <table:table-cell table:style-name="Таблица1.A1" office:value-type="string">
            <text:p text:style-name="P27">++[]</text:p>
          </table:table-cell>
          <table:table-cell table:style-name="Таблица1.C1" office:value-type="string">
            <text:p text:style-name="P16">диапазон процентных значений [RCH1:min, RCH1:max, RCH2:min, RCH2:max]</text:p>
          </table:table-cell>
        </table:table-row>
        <table:table-row table:style-name="Таблица1.19">
          <table:table-cell table:style-name="Таблица1.A1" office:value-type="string">
            <text:p text:style-name="P48">"Action": ["Action.1"]</text:p>
          </table:table-cell>
          <table:table-cell table:style-name="Таблица1.A1" office:value-type="string">
            <text:p text:style-name="P27">++[]</text:p>
          </table:table-cell>
          <table:table-cell table:style-name="Таблица1.C1" office:value-type="string">
            <text:p text:style-name="P16">список действий выполнится если оба канала попадут в интервал</text:p>
          </table:table-cell>
        </table:table-row>
        <table:table-row table:style-name="Таблица1.34">
          <table:table-cell table:style-name="Таблица1.A1" office:value-type="string">
            <text:p text:style-name="P48"/>
          </table:table-cell>
          <table:table-cell table:style-name="Таблица1.A1" office:value-type="string">
            <text:p text:style-name="P29"/>
          </table:table-cell>
          <table:table-cell table:style-name="Таблица1.C1" office:value-type="string">
            <text:p text:style-name="P16"/>
          </table:table-cell>
        </table:table-row>
        <table:table-row table:style-name="Таблица1.19">
          <table:table-cell table:style-name="Таблица1.A1" office:value-type="string">
            <text:p text:style-name="P25">"&lt;Action name&gt;": {</text:p>
          </table:table-cell>
          <table:table-cell table:style-name="Таблица1.A1" office:value-type="string">
            <text:p text:style-name="P27"/>
          </table:table-cell>
          <table:table-cell table:style-name="Таблица1.C1" office:value-type="string">
            <text:p text:style-name="P16">название действия (имя любое):</text:p>
          </table:table-cell>
        </table:table-row>
        <table:table-row table:style-name="Таблица1.19">
          <table:table-cell table:style-name="Таблица1.A45" office:value-type="string">
            <text:p text:style-name="P44">"BRIGHT.0": 100,</text:p>
          </table:table-cell>
          <table:table-cell table:style-name="Таблица1.A1" office:value-type="string">
            <text:p text:style-name="P30">+N</text:p>
          </table:table-cell>
          <table:table-cell table:style-name="Таблица1.C1" office:value-type="string">
            <text:p text:style-name="P16">яркость эффекта % от максимальной яркости</text:p>
          </table:table-cell>
        </table:table-row>
        <table:table-row table:style-name="Таблица1.19">
          <table:table-cell table:style-name="Таблица1.A45" office:value-type="string">
            <text:p text:style-name="P45">"GLOW": {</text:p>
          </table:table-cell>
          <table:table-cell table:style-name="Таблица1.A1" office:value-type="string">
            <text:p text:style-name="P30">+{}</text:p>
          </table:table-cell>
          <table:table-cell table:style-name="Таблица1.C1" office:value-type="string">
            <text:p text:style-name="P16">эффект простого свечения светодиода</text:p>
          </table:table-cell>
        </table:table-row>
        <table:table-row table:style-name="Таблица1.19">
          <table:table-cell table:style-name="Таблица1.A45" office:value-type="string">
            <text:p text:style-name="P49">"TEST":"D"</text:p>
          </table:table-cell>
          <table:table-cell table:style-name="Таблица1.A1" office:value-type="string">
            <text:p text:style-name="P32">++S</text:p>
          </table:table-cell>
          <table:table-cell table:style-name="Таблица1.C1" office:value-type="string">
            <text:p text:style-name="P17">присвоить светодиодам из LedConfigGroup цвет взятый из объекта LedColorGroup или напрямую #123456</text:p>
          </table:table-cell>
        </table:table-row>
        <table:table-row table:style-name="Таблица1.19">
          <table:table-cell table:style-name="Таблица1.A45" office:value-type="string">
            <text:p text:style-name="P46">"BRIGHT.1": 50,</text:p>
          </table:table-cell>
          <table:table-cell table:style-name="Таблица1.A1" office:value-type="string">
            <text:p text:style-name="P30">+N</text:p>
          </table:table-cell>
          <table:table-cell table:style-name="Таблица1.C1" office:value-type="string">
            <text:p text:style-name="P16">яркость эффекта % от максимальной яркости</text:p>
          </table:table-cell>
        </table:table-row>
        <table:table-row table:style-name="Таблица1.19">
          <table:table-cell table:style-name="Таблица1.A45" office:value-type="string">
            <text:p text:style-name="P46">"BLINK": {</text:p>
          </table:table-cell>
          <table:table-cell table:style-name="Таблица1.A1" office:value-type="string">
            <text:p text:style-name="P31">+{}</text:p>
          </table:table-cell>
          <table:table-cell table:style-name="Таблица1.C1" office:value-type="string">
            <text:p text:style-name="P17">эффект мигания</text:p>
          </table:table-cell>
        </table:table-row>
        <table:table-row table:style-name="Таблица1.19">
          <table:table-cell table:style-name="Таблица1.A45" office:value-type="string">
            <text:p text:style-name="P49"><text:s text:c="2"/>"DELAY_MS": [250, 250, ...]</text:p>
          </table:table-cell>
          <table:table-cell table:style-name="Таблица1.A1" office:value-type="string">
            <text:p text:style-name="P27">++[]</text:p>
          </table:table-cell>
          <table:table-cell table:style-name="Таблица1.C1" office:value-type="string">
            <text:p text:style-name="P17">задержка (Time_1), задержка (Time_2 и т.д.), должна быть &gt;0</text:p>
          </table:table-cell>
        </table:table-row>
        <table:table-row table:style-name="Таблица1.19">
          <table:table-cell table:style-name="Таблица1.A45" office:value-type="string">
            <text:p text:style-name="P49">"blt1":["W","D","R",..........]</text:p>
          </table:table-cell>
          <table:table-cell table:style-name="Таблица1.A1" office:value-type="string">
            <text:p text:style-name="P28">++[]</text:p>
          </table:table-cell>
          <table:table-cell table:style-name="Таблица1.C1" office:value-type="string">
            <text:p text:style-name="P17">присвоить светодиодам из LedConfigGroup: цвет на время (Time_1), цвет на время (Time_2 и т.д.) </text:p>
          </table:table-cell>
        </table:table-row>
        <table:table-row table:style-name="Таблица1.19">
          <table:table-cell table:style-name="Таблица1.A45" office:value-type="string">
            <text:p text:style-name="P46">"FADE": {</text:p>
          </table:table-cell>
          <table:table-cell table:style-name="Таблица1.A1" office:value-type="string">
            <text:p text:style-name="P31">+{}</text:p>
          </table:table-cell>
          <table:table-cell table:style-name="Таблица1.C1" office:value-type="string">
            <text:p text:style-name="P17"><text:span text:style-name="T7">Как бы </text:span>Движение </text:p>
          </table:table-cell>
        </table:table-row>
        <table:table-row table:style-name="Таблица1.19">
          <table:table-cell table:style-name="Таблица1.A45" office:value-type="string">
            <text:p text:style-name="P49">"DELAY_MS": [1000, 25]</text:p>
          </table:table-cell>
          <table:table-cell table:style-name="Таблица1.A1" office:value-type="string">
            <text:p text:style-name="P28">++[]</text:p>
          </table:table-cell>
          <table:table-cell table:style-name="Таблица1.C1" office:value-type="string">
            <text:p text:style-name="P17"><text:span text:style-name="T7">[&lt;</text:span>Move Delay<text:span text:style-name="T7">&gt;</text:span>, <text:span text:style-name="T7">&lt;</text:span>Fade Delay<text:span text:style-name="T7">&gt;]</text:span> - задержка на перемещение, задержка на затухание</text:p>
          </table:table-cell>
        </table:table-row>
        <table:table-row table:style-name="Таблица1.19">
          <table:table-cell table:style-name="Таблица1.A45" office:value-type="string">
            <text:p text:style-name="P49">"DIRSPEED": [1, 20]</text:p>
          </table:table-cell>
          <table:table-cell table:style-name="Таблица1.A1" office:value-type="string">
            <text:p text:style-name="P28">++[]</text:p>
          </table:table-cell>
          <table:table-cell table:style-name="Таблица1.C1" office:value-type="string">
            <text:p text:style-name="P17"><text:s/>[&lt;dir&gt;, &lt;fadeSpeed&gt;] Dir - движение света: 1 = вперед, -1 = назад, 0 = вперед и назад; fadeSpeed = 1..254 - скорость затухания</text:p>
          </table:table-cell>
        </table:table-row>
        <table:table-row table:style-name="Таблица1.19">
          <table:table-cell table:style-name="Таблица1.A1" office:value-type="string">
            <text:p text:style-name="P50">"TEST":"R"</text:p>
          </table:table-cell>
          <table:table-cell table:style-name="Таблица1.A1" office:value-type="string">
            <text:p text:style-name="P33">++S</text:p>
          </table:table-cell>
          <table:table-cell table:style-name="Таблица1.C1" office:value-type="string">
            <text:p text:style-name="P18">присвоить светодиодам из LedConfigGroup эффект - color: передний план</text:p>
          </table:table-cell>
        </table:table-row>
        <table:table-row table:style-name="Таблица1.19">
          <table:table-cell table:style-name="Таблица1.A1" office:value-type="string">
            <text:p text:style-name="P34">"Servo.0": [1, -100]</text:p>
          </table:table-cell>
          <table:table-cell table:style-name="Таблица1.A1" office:value-type="string">
            <text:p text:style-name="P35">[]</text:p>
          </table:table-cell>
          <table:table-cell table:style-name="Таблица1.C1" office:value-type="string">
            <text:p text:style-name="P18">[<text:span text:style-name="T8">&lt;</text:span>канал = 1,2,3,4<text:span text:style-name="T8">&gt;</text:span>, <text:span text:style-name="T8">&lt;</text:span>значение PPM<text:span text:style-name="T8">&gt;</text:span>]<text:tab/>вывод на канал значения ppm в % от <text:s/>-150 до 150</text:p>
          </table:table-cell>
        </table:table-row>
        <table:table-row table:style-name="Таблица1.19">
          <table:table-cell table:style-name="Таблица1.A1" office:value-type="string">
            <text:p text:style-name="P34">"RcSW.0" : [3, 1]</text:p>
          </table:table-cell>
          <table:table-cell table:style-name="Таблица1.A1" office:value-type="string">
            <text:p text:style-name="P36">[]</text:p>
          </table:table-cell>
          <table:table-cell table:style-name="Таблица1.C1" office:value-type="string">
            <text:p text:style-name="P19">[<text:span text:style-name="T8">&lt;</text:span>канал = 1,2,3,4<text:span text:style-name="T8">&gt;</text:span>, <text:span text:style-name="T8">&lt; ON/OFF&gt;</text:span>] при цифровом канале 0 - отключено, остальное включенно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2" fo:column-gap="0cm">
          <style:column style:rel-width="7852*" fo:start-indent="0cm" fo:end-indent="0cm"/>
          <style:column style:rel-width="7852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ool  </meta:initial-creator>
    <meta:creation-date>2017-04-04T23:24:17.819134697</meta:creation-date>
    <dc:date>2017-04-05T00:24:28.447346047</dc:date>
    <dc:creator>icool  </dc:creator>
    <meta:editing-duration>PT56M40S</meta:editing-duration>
    <meta:editing-cycles>23</meta:editing-cycles>
    <meta:generator>LibreOffice/4.2.8.2$Linux_X86_64 LibreOffice_project/420m0$Build-2</meta:generator>
    <meta:printed-by>icool  </meta:printed-by>
    <meta:print-date>2017-04-05T00:22:10.059444888</meta:print-date>
    <meta:document-statistic meta:table-count="1" meta:image-count="0" meta:object-count="0" meta:page-count="1" meta:paragraph-count="139" meta:word-count="520" meta:character-count="3776" meta:non-whitespace-character-count="3382"/>
  </office:meta>
</office:document-meta>
</file>